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8,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1,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,18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4,335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2,211.2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8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,811</text:p>
          </table:table-cell>
          <table:table-cell office:value-type="string" calcext:value-type="string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9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113,625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3,768</text:p>
          </table:table-cell>
          <table:table-cell office:value-type="string" calcext:value-type="string">
            <text:p>1,05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6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9.5" calcext:value-type="float">
            <text:p>289.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50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38,226</text:p>
          </table:table-cell>
          <table:table-cell office:value-type="string" calcext:value-type="string">
            <text:p>3,070</text:p>
          </table:table-cell>
          <table:table-cell office:value-type="float" office:value="486" calcext:value-type="float">
            <text:p>486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14</meta:creation-date>
    <dc:date>2018-09-02T05:42:12</dc:date>
    <meta:generator>LibreOffice/5.1.6.2$Linux_X86_64 LibreOffice_project/10m0$Build-2</meta:generator>
    <meta:document-statistic meta:table-count="1" meta:cell-count="4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